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X</text:p>
        </draw:rect>
        <draw:rect draw:style-name="gr2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 text:style-name="P1">X</text:p>
        </draw:rect>
        <draw:rect draw:style-name="gr1" draw:text-style-name="P1" draw:layer="layout" svg:width="1cm" svg:height="1cm" svg:x="4cm" svg:y="1cm">
          <text:p text:style-name="P1">O</text:p>
        </draw:rect>
        <draw:rect draw:style-name="gr2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 text:style-name="P1">X</text:p>
        </draw:rect>
        <draw:rect draw:style-name="gr1" draw:text-style-name="P1" draw:layer="layout" svg:width="1cm" svg:height="1cm" svg:x="3cm" svg:y="2cm">
          <text:p text:style-name="P1">O</text:p>
        </draw:rect>
        <draw:rect draw:style-name="gr2" draw:text-style-name="P1" draw:layer="layout" svg:width="1cm" svg:height="1cm" svg:x="4cm" svg:y="2cm">
          <text:p/>
        </draw:rect>
        <draw:rect draw:style-name="gr2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 text:style-name="P1">O</text:p>
        </draw:rect>
        <draw:rect draw:style-name="gr1" draw:text-style-name="P1" draw:layer="layout" svg:width="1cm" svg:height="1cm" svg:x="3cm" svg:y="3cm">
          <text:p text:style-name="P1">X</text:p>
        </draw:rect>
        <draw:rect draw:style-name="gr2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 text:style-name="P1">O</text:p>
        </draw:rect>
        <draw:rect draw:style-name="gr2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 text:style-name="P1">X</text:p>
        </draw:rect>
        <draw:rect draw:style-name="gr1" draw:text-style-name="P1" draw:layer="layout" svg:width="1cm" svg:height="1cm" svg:x="4cm" svg:y="4cm">
          <text:p text:style-name="P1">O</text:p>
        </draw:rect>
        <draw:rect draw:style-name="gr3" draw:text-style-name="P1" draw:layer="layout" svg:width="4.9cm" svg:height="0.7cm" draw:transform="rotate (0.7853981633973) translate (1cm 4.465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17T18:55:29.82</dc:date>
    <meta:editing-duration>PT20M16S</meta:editing-duration>
    <meta:editing-cycles>4</meta:editing-cycles>
    <meta:generator>OpenOffice/4.1.2$Win32 OpenOffice.org_project/412m3$Build-9782</meta:generator>
    <dc:creator>jason statham</dc:creator>
    <meta:document-statistic meta:object-count="17"/>
  </office:meta>
</office:document-meta>
</file>